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628" officeooo:paragraph-rsid="001bb628"/>
    </style:style>
    <style:style style:name="P2" style:family="paragraph" style:parent-style-name="Standard">
      <style:text-properties fo:font-weight="bold" officeooo:rsid="001bb628" officeooo:paragraph-rsid="001bb628" style:font-weight-asian="bold" style:font-weight-complex="bold"/>
    </style:style>
    <style:style style:name="T1" style:family="text">
      <style:text-properties officeooo:rsid="001c4310"/>
    </style:style>
    <style:style style:name="T2" style:family="text">
      <style:text-properties officeooo:rsid="001da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</text:p>
      <text:p text:style-name="P1"/>
      <text:p text:style-name="P1">A list of neighborhoods <text:span text:style-name="T1">of Singapore can be found in (</text:span><text:a xlink:type="simple" xlink:href="https://en.wikipedia.org/wiki/Planning_Areas_of_Singapore" text:style-name="Internet_20_link" text:visited-style-name="Visited_20_Internet_20_Link"><text:span text:style-name="T1">https://en.wikipedia.org/wiki/Planning_Areas_of_Singapore</text:span></text:a><text:span text:style-name="T1">). I will scrape the list of neighborhoods, then use foursquare to obtain venues that are located in these neighborhoods and put the information into a dataframe. With this dataframe of neighborhoods, I can </text:span><text:span text:style-name="T2">rank the neighborhoods by the number of venues for a given venue category. For example, the neighborhoods can be ranked by the number of gym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5:54:22.513594989</meta:creation-date>
    <dc:date>2021-08-31T16:20:46.598972778</dc:date>
    <meta:editing-duration>PT5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70" meta:character-count="464" meta:non-whitespace-character-count="396"/>
  </office:meta>
</office:document-meta>
</file>